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4810" officeooo:paragraph-rsid="001d4810"/>
    </style:style>
    <style:style style:name="P2" style:family="paragraph" style:parent-style-name="Standard" style:list-style-name="L1">
      <style:text-properties officeooo:rsid="001d4810" officeooo:paragraph-rsid="001d4810"/>
    </style:style>
    <style:style style:name="P3" style:family="paragraph" style:parent-style-name="Standard" style:list-style-name="L1">
      <style:text-properties officeooo:rsid="001d4810" officeooo:paragraph-rsid="001dc28a"/>
    </style:style>
    <style:style style:name="P4" style:family="paragraph" style:parent-style-name="Standard">
      <style:text-properties officeooo:rsid="001dc28a" officeooo:paragraph-rsid="001dc28a"/>
    </style:style>
    <style:style style:name="P5" style:family="paragraph" style:parent-style-name="Standard" style:list-style-name="L1">
      <style:text-properties officeooo:rsid="001dc28a" officeooo:paragraph-rsid="001dc28a"/>
    </style:style>
    <style:style style:name="T1" style:family="text">
      <style:text-properties officeooo:rsid="001dc28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plementação de calendario</text:p>
      <text:p text:style-name="P1"/>
      <text:p text:style-name="P1">Estrutura de pessoa</text:p>
      <text:p text:style-name="P1"><text:tab/>recebe endereço</text:p>
      <text:p text:style-name="P1"><text:tab/>recebe aniversario</text:p>
      <text:p text:style-name="P1"/>
      <text:p text:style-name="P1">matriz calendario?</text:p>
      <text:p text:style-name="P1">Estrura calendario????</text:p>
      <text:p text:style-name="P1"/>
      <text:p text:style-name="P1">Temp endereço e aniversario</text:p>
      <text:p text:style-name="P1"/>
      <text:p text:style-name="P1">To do:</text:p>
      <text:list xml:id="list2511996034" text:style-name="L1">
        <text:list-item>
          <text:p text:style-name="P3">Calendario</text:p>
        </text:list-item>
        <text:list-item>
          <text:p text:style-name="P3">Pessoa</text:p>
        </text:list-item>
        <text:list-item>
          <text:p text:style-name="P3">nteração pessoa com calendario</text:p>
        </text:list-item>
        <text:list-item>
          <text:p text:style-name="P2">Lista de pessoas, <text:span text:style-name="T1">array</text:span></text:p>
        </text:list-item>
        <text:list-item>
          <text:p text:style-name="P2">Listar parametros</text:p>
        </text:list-item>
        <text:list-item>
          <text:p text:style-name="P5">Adicionar pessoas no array de passoas, realloc</text:p>
        </text:list-item>
        <text:list-item>
          <text:p text:style-name="P5">Remover pessoas, dai fode</text:p>
        </text:list-item>
        <text:list-item>
          <text:p text:style-name="P5">Pesquisar Pessoa por nome, caso dup → ambas</text:p>
        </text:list-item>
        <text:list-item>
          <text:p text:style-name="P5">Pessoas mesmo mês aniversario</text:p>
        </text:list-item>
        <text:list-item>
          <text:p text:style-name="P5">Pessoas mesmo dia</text:p>
        </text:list-item>
      </text:list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3T21:10:32.713866819</meta:creation-date>
    <dc:date>2022-05-13T21:59:16.673668663</dc:date>
    <meta:editing-duration>PT27M43S</meta:editing-duration>
    <meta:editing-cycles>1</meta:editing-cycles>
    <meta:document-statistic meta:table-count="0" meta:image-count="0" meta:object-count="0" meta:page-count="1" meta:paragraph-count="18" meta:word-count="68" meta:character-count="410" meta:non-whitespace-character-count="368"/>
    <meta:generator>LibreOffice/6.4.7.2$Linux_X86_64 LibreOffice_project/40$Build-2</meta:generator>
  </office:meta>
</office:document-meta>
</file>